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957in"/>
    </style:style>
    <style:style style:name="co3" style:family="table-column">
      <style:table-column-properties fo:break-before="auto" style:column-width="3.1134in"/>
    </style:style>
    <style:style style:name="co4" style:family="table-column">
      <style:table-column-properties fo:break-before="auto" style:column-width="0.6618in"/>
    </style:style>
    <style:style style:name="co5" style:family="table-column">
      <style:table-column-properties fo:break-before="auto" style:column-width="2.9437in"/>
    </style:style>
    <style:style style:name="co6" style:family="table-column">
      <style:table-column-properties fo:break-before="auto" style:column-width="4.4327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7.4173in"/>
    </style:style>
    <style:style style:name="co10" style:family="table-column">
      <style:table-column-properties fo:break-before="auto" style:column-width="4.2134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style:font-name-asian="Arial Unicode MS" style:font-name-complex="Arial Unicode M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_2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4"/>
        <table:table-column table:style-name="co8" table:default-cell-style-name="Default"/>
        <table:table-column table:style-name="co10" table:default-cell-style-name="Default"/>
        <table:table-column table:style-name="co9" table:number-columns-repeated="1011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Axiom</text:p>
          </table:table-cell>
          <table:table-cell table:style-name="ce1" office:value-type="string">
            <text:p>Rule</text:p>
          </table:table-cell>
          <table:table-cell table:style-name="ce1" office:value-type="string">
            <text:p>Rule1</text:p>
          </table:table-cell>
          <table:table-cell table:style-name="ce1" office:value-type="string">
            <text:p>Rule2</text:p>
          </table:table-cell>
          <table:table-cell table:style-name="ce1" office:value-type="string">
            <text:p>Rule3</text:p>
          </table:table-cell>
          <table:table-cell table:style-name="ce3" office:value-type="string">
            <text:p>Angle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Note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Koch's curve</text:p>
          </table:table-cell>
          <table:table-cell office:value-type="string">
            <text:p>F</text:p>
          </table:table-cell>
          <table:table-cell office:value-type="string">
            <text:p>Rule:</text:p>
          </table:table-cell>
          <table:table-cell office:value-type="string">
            <text:p>F -&gt; F-F++F-F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&lt;a href="http://fractalworld.xaoc.ru/Koch_curve"&gt;Koch's curve&lt;/a&gt;</text:p>
          </table:table-cell>
          <table:table-cell office:value-type="string">
            <text:p>Original source of this list: https://fedimser.github.io/l-systems.html</text:p>
          </table:table-cell>
          <table:table-cell table:number-columns-repeated="1011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Koch's snowflake</text:p>
          </table:table-cell>
          <table:table-cell office:value-type="string">
            <text:p>F++F++F</text:p>
          </table:table-cell>
          <table:table-cell office:value-type="string">
            <text:p>Rule:</text:p>
          </table:table-cell>
          <table:table-cell office:value-type="string">
            <text:p>F -&gt; F-F++F-F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&lt;a href="http://fractalworld.xaoc.ru/Koch_snowflake"&gt;Koch's snowflake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F+F+F</text:p>
          </table:table-cell>
          <table:table-cell office:value-type="string">
            <text:p>Rule:</text:p>
          </table:table-cell>
          <table:table-cell office:value-type="string">
            <text:p>F -&gt; F-F+F</text:p>
          </table:table-cell>
          <table:table-cell table:number-columns-repeated="2"/>
          <table:table-cell office:value-type="float" office:value="120">
            <text:p>120</text:p>
          </table:table-cell>
          <table:table-cell table:number-columns-repeated="1013"/>
        </table:table-row>
        <table:table-row table:style-name="ro1">
          <table:table-cell table:number-columns-repeated="1020"/>
        </table:table-row>
        <table:table-row table:style-name="ro2">
          <table:table-cell office:value-type="string">
            <text:p>Ice fractals</text:p>
          </table:table-cell>
          <table:table-cell office:value-type="string">
            <text:p>F+F+F+F</text:p>
          </table:table-cell>
          <table:table-cell office:value-type="string">
            <text:p>Rule:</text:p>
          </table:table-cell>
          <table:table-cell office:value-type="string">
            <text:p>F -&gt; FF+F++F+F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string">
            <text:p>&lt;a href="http://fractalworld.xaoc.ru/Ice_fractal"&gt;Ice fractals&lt;/a&gt; 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Dragon curve</text:p>
          </table:table-cell>
          <table:table-cell office:value-type="string">
            <text:p>FX</text:p>
          </table:table-cell>
          <table:table-cell office:value-type="string">
            <text:p>Rules:</text:p>
          </table:table-cell>
          <table:table-cell office:value-type="string">
            <text:p>X -&gt; X+YF+</text:p>
          </table:table-cell>
          <table:table-cell office:value-type="string">
            <text:p>Y -&gt; -FX-Y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&lt;a href="http://fractalworld.xaoc.ru/Dragon_curve"&gt;Dragon curve&lt;/a&gt; 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Gosper's curve</text:p>
          </table:table-cell>
          <table:table-cell office:value-type="string">
            <text:p>XF</text:p>
          </table:table-cell>
          <table:table-cell office:value-type="string">
            <text:p>Rules:</text:p>
          </table:table-cell>
          <table:table-cell office:value-type="string">
            <text:p>X -&gt; X+YF++YF-FX--FXFX-YF+</text:p>
          </table:table-cell>
          <table:table-cell office:value-type="string">
            <text:p>Y -&gt; -FX+YFYF++YF+FX--FX-Y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&lt;a href="http://fractalworld.xaoc.ru/Gosper_curve"&gt;Gosper's curve&lt;/a&gt; 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Serpinski curve</text:p>
          </table:table-cell>
          <table:table-cell office:value-type="string">
            <text:p>F+XF+F+XF</text:p>
          </table:table-cell>
          <table:table-cell office:value-type="string">
            <text:p>Rule:</text:p>
          </table:table-cell>
          <table:table-cell office:value-type="string">
            <text:p>X -&gt; XF-F+F-XF+F+XF-F+F-X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1013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Hilbert's curve</text:p>
          </table:table-cell>
          <table:table-cell office:value-type="string">
            <text:p>X</text:p>
          </table:table-cell>
          <table:table-cell office:value-type="string">
            <text:p>Rules:</text:p>
          </table:table-cell>
          <table:table-cell office:value-type="string">
            <text:p>X -&gt; -YF+XFX+FY-</text:p>
          </table:table-cell>
          <table:table-cell office:value-type="string">
            <text:p>Y -&gt; +XF-YFY-FX+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&lt;a href="http://fractalworld.xaoc.ru/Hilbert_curve"&gt;Gilbert's curve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F+F+F+F</text:p>
          </table:table-cell>
          <table:table-cell office:value-type="string">
            <text:p>Rule:</text:p>
          </table:table-cell>
          <table:table-cell office:value-type="string">
            <text:p>F -&gt; FF+F+F+F+FF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1013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F+F+F+F</text:p>
          </table:table-cell>
          <table:table-cell office:value-type="string">
            <text:p>Rule:</text:p>
          </table:table-cell>
          <table:table-cell office:value-type="string">
            <text:p>F -&gt; F+F-F-FF+F+F-F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string">
            <text:p>&lt;a href="http://fractalworld.xaoc.ru/Generalizations_of_Koch_curve"&gt;Generalizations of the Koch's curve&lt;/a&gt;&lt;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F+F+F+F</text:p>
          </table:table-cell>
          <table:table-cell office:value-type="string">
            <text:p>Rule:</text:p>
          </table:table-cell>
          <table:table-cell office:value-type="string">
            <text:p>F -&gt; F+F-F-FFF+F+F-F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string">
            <text:p>&lt;a href="http://fractalworld.xaoc.ru/Generalizations_of_Koch_curve"&gt;Generalizations of the Koch's curve&lt;/a&gt; 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F+F+F+F</text:p>
          </table:table-cell>
          <table:table-cell office:value-type="string">
            <text:p>Rule:</text:p>
          </table:table-cell>
          <table:table-cell office:value-type="string">
            <text:p>F -&gt; F-FF+FF+F+F-F-FF+F+F-F-FF-FF+F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string">
            <text:p>&lt;a href="http://fractalworld.xaoc.ru/Generalizations_of_Koch_curve"&gt;Generalizations of the Koch's curve&lt;/a&gt; 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Quadratic Snowflake</text:p>
          </table:table-cell>
          <table:table-cell office:value-type="string">
            <text:p>F</text:p>
          </table:table-cell>
          <table:table-cell office:value-type="string">
            <text:p>Rule:</text:p>
          </table:table-cell>
          <table:table-cell office:value-type="string">
            <text:p>F -&gt; F-F+F+F-F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1013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YF</text:p>
          </table:table-cell>
          <table:table-cell office:value-type="string">
            <text:p>Rules:</text:p>
          </table:table-cell>
          <table:table-cell office:value-type="string">
            <text:p>X -&gt; YF+XF+Y</text:p>
          </table:table-cell>
          <table:table-cell office:value-type="string">
            <text:p>Y -&gt; XF-YF-X</text:p>
          </table:table-cell>
          <table:table-cell/>
          <table:table-cell office:value-type="float" office:value="60">
            <text:p>60</text:p>
          </table:table-cell>
          <table:table-cell table:number-columns-repeated="1013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F+F+F+F</text:p>
          </table:table-cell>
          <table:table-cell office:value-type="string">
            <text:p>Rule:</text:p>
          </table:table-cell>
          <table:table-cell office:value-type="string">
            <text:p>F -&gt; F+F-F+F+F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1013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F+F+F+F</text:p>
          </table:table-cell>
          <table:table-cell office:value-type="string">
            <text:p>Rule:</text:p>
          </table:table-cell>
          <table:table-cell office:value-type="string">
            <text:p>F -&gt; FF+F+F+F+F+F-F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1013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A bush</text:p>
          </table:table-cell>
          <table:table-cell office:value-type="string">
            <text:p>Y</text:p>
          </table:table-cell>
          <table:table-cell office:value-type="string">
            <text:p>Rules:</text:p>
          </table:table-cell>
          <table:table-cell office:value-type="string">
            <text:p>X -&gt; X[-FFF][+FFF]FX</text:p>
          </table:table-cell>
          <table:table-cell office:value-type="string">
            <text:p>Y -&gt; YFX[+Y][-Y]</text:p>
          </table:table-cell>
          <table:table-cell/>
          <table:table-cell table:style-name="Default" office:value-type="float" office:value="25.7">
            <text:p>25.7</text:p>
          </table:table-cell>
          <table:table-cell table:style-name="ce4" office:value-type="string">
            <text:p>&amp;pi;/7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2">
          <table:table-cell office:value-type="string">
            <text:p>A bush</text:p>
          </table:table-cell>
          <table:table-cell office:value-type="string">
            <text:p>F</text:p>
          </table:table-cell>
          <table:table-cell office:value-type="string">
            <text:p>Rule:</text:p>
          </table:table-cell>
          <table:table-cell office:value-type="string">
            <text:p>F -&gt; FF+[+F-F-F]-[-F+F+F]</text:p>
          </table:table-cell>
          <table:table-cell table:number-columns-repeated="2"/>
          <table:table-cell office:value-type="float" office:value="22.5">
            <text:p>22.5</text:p>
          </table:table-cell>
          <table:table-cell office:value-type="string">
            <text:p>&amp;pi;/8 P. Bourke &lt;a href="http://local.wasp.uwa.edu.au/%7Epbourke/fractals/lsys_bush_b/"&gt;L-System Bush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A bush</text:p>
          </table:table-cell>
          <table:table-cell office:value-type="string">
            <text:p>F</text:p>
          </table:table-cell>
          <table:table-cell office:value-type="string">
            <text:p>Rule:</text:p>
          </table:table-cell>
          <table:table-cell office:value-type="string">
            <text:p>F -&gt; F[+FF][-FF]F[-F][+F]F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string">
            <text:p>&amp;pi;/5 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A bush</text:p>
          </table:table-cell>
          <table:table-cell office:value-type="string">
            <text:p>X</text:p>
          </table:table-cell>
          <table:table-cell office:value-type="string">
            <text:p>Rules:</text:p>
          </table:table-cell>
          <table:table-cell office:value-type="string">
            <text:p>F -&gt; FF</text:p>
          </table:table-cell>
          <table:table-cell office:value-type="string">
            <text:p>X -&gt; F[+X]F[-X]+X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&amp;pi;/9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A bush</text:p>
          </table:table-cell>
          <table:table-cell office:value-type="string">
            <text:p>F-F-F-F</text:p>
          </table:table-cell>
          <table:table-cell office:value-type="string">
            <text:p>Rule:</text:p>
          </table:table-cell>
          <table:table-cell office:value-type="string">
            <text:p>F -&gt; F-F+F+F-F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string">
            <text:p>MathWorld &lt;a href="http://mathworld.wolfram.com/BoxFractal.html"&gt;Box Fractal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2">
          <table:table-cell office:value-type="string">
            <text:p>Сорняк</text:p>
          </table:table-cell>
          <table:table-cell office:value-type="string">
            <text:p>F</text:p>
          </table:table-cell>
          <table:table-cell office:value-type="string">
            <text:p>Rule:</text:p>
          </table:table-cell>
          <table:table-cell office:value-type="string">
            <text:p>F -&gt; F[+F]F[-F]F</text:p>
          </table:table-cell>
          <table:table-cell table:number-columns-repeated="2"/>
          <table:table-cell office:value-type="float" office:value="25.7">
            <text:p>25.7</text:p>
          </table:table-cell>
          <table:table-cell office:value-type="string">
            <text:p>&amp;pi;/7; Из &lt;a href="http://dmitriyku.narod.ru/html/gallery_lfr.htm"&gt;галереи Дмитрия Зайкова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F</text:p>
          </table:table-cell>
          <table:table-cell office:value-type="string">
            <text:p>Rules:</text:p>
          </table:table-cell>
          <table:table-cell office:value-type="string">
            <text:p>F -&gt; FXF</text:p>
          </table:table-cell>
          <table:table-cell office:value-type="string">
            <text:p>X -&gt; [-F+F+F]+F-F-F+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Из &lt;a href="http://dmitriyku.narod.ru/html/gallery_lfr.htm"&gt;галереи Дмитрия Зайкова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Serpinski triangle</text:p>
          </table:table-cell>
          <table:table-cell office:value-type="string">
            <text:p>FXF--FF--FF</text:p>
          </table:table-cell>
          <table:table-cell office:value-type="string">
            <text:p>Rules:</text:p>
          </table:table-cell>
          <table:table-cell office:value-type="string">
            <text:p>F -&gt; FF</text:p>
          </table:table-cell>
          <table:table-cell office:value-type="string">
            <text:p>X -&gt; --FXF++FXF++FXF--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&lt;a href="./Sierpinski_triangle"&gt;Serpinski triangle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Serpinski carpet</text:p>
          </table:table-cell>
          <table:table-cell office:value-type="string">
            <text:p>F</text:p>
          </table:table-cell>
          <table:table-cell office:value-type="string">
            <text:p>Rule:</text:p>
          </table:table-cell>
          <table:table-cell office:value-type="string">
            <text:p>F -&gt; FFF[+FFF+FFF+FFF]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string">
            <text:p>&lt;a href="./Sierpinski_carpet"&gt;Serpinski carpet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Мозаика</text:p>
          </table:table-cell>
          <table:table-cell office:value-type="string">
            <text:p>F-F-F-F</text:p>
          </table:table-cell>
          <table:table-cell office:value-type="string">
            <text:p>Rules:</text:p>
          </table:table-cell>
          <table:table-cell office:value-type="string">
            <text:p>F -&gt; F-b+FF-F-FF-Fb-FF+b-FF+F+FF+Fb+FFF</text:p>
          </table:table-cell>
          <table:table-cell office:value-type="string">
            <text:p>b -&gt; bbbbbb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Здесь b означает переместиться вперёд на один шаг, не прорисовывая след. <text:s/>Р. М. Кроновер, Фракталы и хаос динамических системах, стр. 36.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Levy curve</text:p>
          </table:table-cell>
          <table:table-cell office:value-type="string">
            <text:p>F++F++F++F</text:p>
          </table:table-cell>
          <table:table-cell office:value-type="string">
            <text:p>Rule:</text:p>
          </table:table-cell>
          <table:table-cell office:value-type="string">
            <text:p>F -&gt; -F++F-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string">
            <text:p>&lt;a href="./Levy_curve"&gt;Кривая Леви&lt;/a&gt; &lt;a href="http://en.wikipedia.org/wiki/L%C3%A9vy_C_curve"&gt;L&amp;eacute;vy C curve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2">
          <table:table-cell office:value-type="string">
            <text:p>Pentaplexity</text:p>
          </table:table-cell>
          <table:table-cell office:value-type="string">
            <text:p>F++F++F++F++F</text:p>
          </table:table-cell>
          <table:table-cell office:value-type="string">
            <text:p>Rule:</text:p>
          </table:table-cell>
          <table:table-cell office:value-type="string">
            <text:p>F -&gt; F++F++F+++++F-F++F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string">
            <text:p>P. Bourke &lt;a href="http://local.wasp.uwa.edu.au/%7Epbourke/fractals/pentaplexity/"&gt;Pentaplexity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2">
          <table:table-cell office:value-type="string">
            <text:p>Terdragon</text:p>
          </table:table-cell>
          <table:table-cell office:value-type="string">
            <text:p>F</text:p>
          </table:table-cell>
          <table:table-cell office:value-type="string">
            <text:p>Rule:</text:p>
          </table:table-cell>
          <table:table-cell office:value-type="string">
            <text:p>F -&gt; F+F-F</text:p>
          </table:table-cell>
          <table:table-cell table:number-columns-repeated="2"/>
          <table:table-cell office:value-type="float" office:value="120">
            <text:p>120</text:p>
          </table:table-cell>
          <table:table-cell office:value-type="string">
            <text:p>William McWorter &lt;a href="http://www.nahee.com/spanky/pub/fractals/lsystems/mcworter.l"&gt;Terdragon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Serpinski Carpet </text:p>
          </table:table-cell>
          <table:table-cell office:value-type="string">
            <text:p>F</text:p>
          </table:table-cell>
          <table:table-cell office:value-type="string">
            <text:p>Rules: </text:p>
          </table:table-cell>
          <table:table-cell office:value-type="string">
            <text:p>F -&gt; F+F-F-F-b+F+F+F-F</text:p>
          </table:table-cell>
          <table:table-cell office:value-type="string">
            <text:p>b -&gt; bbb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Здесь b означает переместиться вперёд на один шаг, не прорисовывая след. William McWorter &lt;a href="http://www.nahee.com/spanky/pub/fractals/lsystems/mcworter.l"&gt;Sier&amp;pi;nski Carpet <text:s/>&lt;/a&gt; &lt;a href="./Sier&amp;pi;nski_carpet"&gt;Ковёр Серпинского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2">
          <table:table-cell office:value-type="string">
            <text:p>Pentigree</text:p>
          </table:table-cell>
          <table:table-cell office:value-type="string">
            <text:p>F-F-F-F-F</text:p>
          </table:table-cell>
          <table:table-cell office:value-type="string">
            <text:p>Rule:</text:p>
          </table:table-cell>
          <table:table-cell office:value-type="string">
            <text:p>F -&gt; F-F++F+F-F-F</text:p>
          </table:table-cell>
          <table:table-cell table:number-columns-repeated="2"/>
          <table:table-cell office:value-type="float" office:value="72">
            <text:p>72</text:p>
          </table:table-cell>
          <table:table-cell office:value-type="string">
            <text:p>William McWorter &lt;a href="http://www.nahee.com/spanky/pub/fractals/lsystems/mcworter.l"&gt;Pentigree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2">
          <table:table-cell office:value-type="string">
            <text:p>Hex-7-b</text:p>
          </table:table-cell>
          <table:table-cell office:value-type="string">
            <text:p>X</text:p>
          </table:table-cell>
          <table:table-cell office:value-type="string">
            <text:p>Rules: </text:p>
          </table:table-cell>
          <table:table-cell office:value-type="string">
            <text:p>F -&gt; </text:p>
          </table:table-cell>
          <table:table-cell office:value-type="string">
            <text:p>X -&gt; -F++F-X-F--F+Y---F--F+Y+F++F-X+++F++F-X-F++F-X+++F--F+Y--</text:p>
          </table:table-cell>
          <table:table-cell office:value-type="string">
            <text:p>Y -&gt; +F++F-X-F--F+Y+F--F+Y---F--F+Y---F++F-X+++F++F-X+++F--F+Y</text:p>
          </table:table-cell>
          <table:table-cell office:value-type="float" office:value="30">
            <text:p>30</text:p>
          </table:table-cell>
          <table:table-cell office:value-type="string">
            <text:p>Gary Teachout &lt;a href="http://www.nahee.com/spanky/pub/fractals/lsystems/teachout.l"&gt;Hex-7-b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2">
          <table:table-cell office:value-type="string">
            <text:p>Peano-c</text:p>
          </table:table-cell>
          <table:table-cell office:value-type="string">
            <text:p>FX</text:p>
          </table:table-cell>
          <table:table-cell office:value-type="string">
            <text:p>Rules: </text:p>
          </table:table-cell>
          <table:table-cell office:value-type="string">
            <text:p>F -&gt; </text:p>
          </table:table-cell>
          <table:table-cell office:value-type="string">
            <text:p>X -&gt; FX-FY-FX+FY+FX+FY+FX+FY+FX-FY-FX-FY-FX-FY-FX+FY+FX</text:p>
          </table:table-cell>
          <table:table-cell office:value-type="string">
            <text:p>Y -&gt; FY</text:p>
          </table:table-cell>
          <table:table-cell office:value-type="float" office:value="45">
            <text:p>45</text:p>
          </table:table-cell>
          <table:table-cell office:value-type="string">
            <text:p>Gary Teachout &lt;a href="http://www.nahee.com/spanky/pub/fractals/lsystems/teachout.l"&gt;Peano-c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2">
          <table:table-cell office:value-type="string">
            <text:p>Border1</text:p>
          </table:table-cell>
          <table:table-cell office:value-type="string">
            <text:p>XYXYXYX+?XYXYXYX+?XYXYXYX+?XYXYXYX</text:p>
          </table:table-cell>
          <table:table-cell office:value-type="string">
            <text:p>Rules: </text:p>
          </table:table-cell>
          <table:table-cell office:value-type="string">
            <text:p>F -&gt; </text:p>
          </table:table-cell>
          <table:table-cell office:value-type="string">
            <text:p>X -&gt; FX+FX+FXFY-FY-</text:p>
          </table:table-cell>
          <table:table-cell office:value-type="string">
            <text:p>Y -&gt; +FX+FXFY-FY-FY</text:p>
          </table:table-cell>
          <table:table-cell office:value-type="float" office:value="90">
            <text:p>90</text:p>
          </table:table-cell>
          <table:table-cell office:value-type="string">
            <text:p>William McWorter &lt;a href="http://www.nahee.com/spanky/pub/fractals/lsystems/mcworter.l"&gt;Border1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2">
          <table:table-cell office:value-type="string">
            <text:p>Doily</text:p>
          </table:table-cell>
          <table:table-cell office:value-type="string">
            <text:p>F--F--F--F--F--F</text:p>
          </table:table-cell>
          <table:table-cell office:value-type="string">
            <text:p>Rule:</text:p>
          </table:table-cell>
          <table:table-cell office:value-type="string">
            <text:p>F -&gt; -F[--F--F]++F--F+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Adrian Mariano &lt;a href="http://www.nahee.com/spanky/pub/fractals/lsystems/mcworter.l"&gt;Doily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2">
          <table:table-cell office:value-type="string">
            <text:p>Maze01</text:p>
          </table:table-cell>
          <table:table-cell office:value-type="string">
            <text:p>F+F+F</text:p>
          </table:table-cell>
          <table:table-cell office:value-type="string">
            <text:p>Rule:</text:p>
          </table:table-cell>
          <table:table-cell office:value-type="string">
            <text:p>F -&gt; F+FF-F</text:p>
          </table:table-cell>
          <table:table-cell table:number-columns-repeated="2"/>
          <table:table-cell office:value-type="float" office:value="120">
            <text:p>120</text:p>
          </table:table-cell>
          <table:table-cell office:value-type="string">
            <text:p>William McWorter &lt;a href="http://www.nahee.com/spanky/pub/fractals/lsystems/mcworter.l"&gt;Maze01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2">
          <table:table-cell table:style-name="ce2" office:value-type="string">
            <text:p>Maze &amp; Fractal1</text:p>
          </table:table-cell>
          <table:table-cell office:value-type="string">
            <text:p>X</text:p>
          </table:table-cell>
          <table:table-cell office:value-type="string">
            <text:p>Rules: </text:p>
          </table:table-cell>
          <table:table-cell office:value-type="string">
            <text:p>F -&gt; </text:p>
          </table:table-cell>
          <table:table-cell office:value-type="string">
            <text:p>X -&gt; FY+FYFY-FY</text:p>
          </table:table-cell>
          <table:table-cell office:value-type="string">
            <text:p>Y -&gt; FX-FXFX+FX</text:p>
          </table:table-cell>
          <table:table-cell office:value-type="float" office:value="120">
            <text:p>120</text:p>
          </table:table-cell>
          <table:table-cell office:value-type="string">
            <text:p>William McWorter &lt;a href="http://www.nahee.com/spanky/pub/fractals/lsystems/mcworter.l"&gt;Maze&amp;amp;Fractal1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2">
          <table:table-cell office:value-type="string">
            <text:p>Moore</text:p>
          </table:table-cell>
          <table:table-cell office:value-type="string">
            <text:p>X</text:p>
          </table:table-cell>
          <table:table-cell office:value-type="string">
            <text:p>Rules: </text:p>
          </table:table-cell>
          <table:table-cell office:value-type="string">
            <text:p>F -&gt; </text:p>
          </table:table-cell>
          <table:table-cell office:value-type="string">
            <text:p>X -&gt; FX+FX+FXFYFX+FXFY-FY-FY-</text:p>
          </table:table-cell>
          <table:table-cell office:value-type="string">
            <text:p>Y -&gt; +FX+FX+FXFY-FYFXFY-FY-FY</text:p>
          </table:table-cell>
          <table:table-cell office:value-type="float" office:value="90">
            <text:p>90</text:p>
          </table:table-cell>
          <table:table-cell office:value-type="string">
            <text:p>William McWorter &lt;a href="http://www.nahee.com/spanky/pub/fractals/lsystems/mcworter.l"&gt;Moore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2">
          <table:table-cell office:value-type="string">
            <text:p>Pentant</text:p>
          </table:table-cell>
          <table:table-cell office:value-type="string">
            <text:p>X-X-X-X-X</text:p>
          </table:table-cell>
          <table:table-cell office:value-type="string">
            <text:p>Rules: </text:p>
          </table:table-cell>
          <table:table-cell office:value-type="string">
            <text:p>F -&gt; </text:p>
          </table:table-cell>
          <table:table-cell office:value-type="string">
            <text:p>X -&gt; FX-FX-FX+FY+FY+FX-FX</text:p>
          </table:table-cell>
          <table:table-cell office:value-type="string">
            <text:p>Y -&gt; FY+FY-FX-FX-FY+FY+FY</text:p>
          </table:table-cell>
          <table:table-cell office:value-type="float" office:value="72">
            <text:p>72</text:p>
          </table:table-cell>
          <table:table-cell office:value-type="string">
            <text:p>William McWorter &lt;a href="http://www.nahee.com/spanky/pub/fractals/lsystems/mcworter.l"&gt;Pentant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2">
          <table:table-cell office:value-type="string">
            <text:p>Pentl</text:p>
          </table:table-cell>
          <table:table-cell office:value-type="string">
            <text:p>F-F-F-F-F</text:p>
          </table:table-cell>
          <table:table-cell office:value-type="string">
            <text:p>Rule:</text:p>
          </table:table-cell>
          <table:table-cell office:value-type="string">
            <text:p>F -&gt; F-F-F++F+F-F</text:p>
          </table:table-cell>
          <table:table-cell table:number-columns-repeated="2"/>
          <table:table-cell office:value-type="float" office:value="72">
            <text:p>72</text:p>
          </table:table-cell>
          <table:table-cell office:value-type="string">
            <text:p>William McWorter &lt;a href="http://www.nahee.com/spanky/pub/fractals/lsystems/mcworter.l"&gt;Pentl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2">
          <table:table-cell office:value-type="string">
            <text:p>Serpinski</text:p>
          </table:table-cell>
          <table:table-cell office:value-type="string">
            <text:p>L--F--L--F</text:p>
          </table:table-cell>
          <table:table-cell office:value-type="string">
            <text:p>Rules: </text:p>
          </table:table-cell>
          <table:table-cell office:value-type="string">
            <text:p>L -&gt; +R-F-R+</text:p>
          </table:table-cell>
          <table:table-cell office:value-type="string">
            <text:p>R -&gt; -L+F+L-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William McWorter &lt;a href="http://www.nahee.com/spanky/pub/fractals/lsystems/mcworter.l"&gt;Sier&amp;pi;nsk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2">
          <table:table-cell office:value-type="string">
            <text:p>Tiling1</text:p>
          </table:table-cell>
          <table:table-cell office:value-type="string">
            <text:p>X</text:p>
          </table:table-cell>
          <table:table-cell office:value-type="string">
            <text:p>Rules: </text:p>
          </table:table-cell>
          <table:table-cell office:value-type="string">
            <text:p>X -&gt; F-F-F+F+FX++F-F-F+F+FX--F-F-F+F+FX</text:p>
          </table:table-cell>
          <table:table-cell office:value-type="string">
            <text:p>F -&gt; 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William McWorter &lt;a href="http://www.nahee.com/spanky/pub/fractals/lsystems/mcworter.l"&gt;Tiling1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2">
          <table:table-cell office:value-type="string">
            <text:p>ADH231a</text:p>
          </table:table-cell>
          <table:table-cell office:value-type="string">
            <text:p>F++++F</text:p>
          </table:table-cell>
          <table:table-cell office:value-type="string">
            <text:p>Rule:</text:p>
          </table:table-cell>
          <table:table-cell office:value-type="string">
            <text:p>F -&gt; F+F+F++++F+F+F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string">
            <text:p>Anthony Hanmer &lt;a href="http://www.nahee.com/spanky/pub/fractals/lsystems/horizons.l"&gt;ADH231a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2">
          <table:table-cell office:value-type="string">
            <text:p>ADH256a</text:p>
          </table:table-cell>
          <table:table-cell office:value-type="string">
            <text:p>F+F+F+F++F-F-F-F</text:p>
          </table:table-cell>
          <table:table-cell office:value-type="string">
            <text:p>Rule:</text:p>
          </table:table-cell>
          <table:table-cell office:value-type="string">
            <text:p>F -&gt; F+F++F+FF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string">
            <text:p>Anthony Hanmer &lt;a href="http://www.nahee.com/spanky/pub/fractals/lsystems/horizons.l"&gt;ADH256a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2">
          <table:table-cell table:style-name="ce2" office:value-type="string">
            <text:p>ADH258a</text:p>
          </table:table-cell>
          <table:table-cell office:value-type="string">
            <text:p>F++F++F+++F--F--F</text:p>
          </table:table-cell>
          <table:table-cell office:value-type="string">
            <text:p>Rule:</text:p>
          </table:table-cell>
          <table:table-cell office:value-type="string">
            <text:p>F -&gt; FF++F++F++FFF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Anthony Hanmer &lt;a href="http://www.nahee.com/spanky/pub/fractals/lsystems/horizons.l"&gt;ADH258a <text:s/>&lt;/a&gt;</text:p>
          </table:table-cell>
          <table:table-cell table:number-columns-repeated="1012"/>
        </table:table-row>
        <table:table-row table:style-name="ro2" table:number-rows-repeated="1048485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Sheet1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30">11/30/2024</text:date>, <text:time>10:5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Weeks</meta:initial-creator>
    <meta:creation-date>2024-11-25T18:17:24</meta:creation-date>
    <dc:date>2024-11-30T10:56:32</dc:date>
    <dc:creator>Daniel Weeks</dc:creator>
    <meta:editing-duration>P3DT20H23M45S</meta:editing-duration>
    <meta:editing-cycles>15</meta:editing-cycles>
    <meta:generator>OpenOffice/4.1.13$Unix OpenOffice.org_project/4113m1$Build-9810</meta:generator>
    <meta:document-statistic meta:table-count="4" meta:cell-count="288" meta:object-count="0"/>
  </office:meta>
</office:document-meta>
</file>